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cc99" style:text-align-source="fix" style:repeat-content="false" CellBackColor="16764057" style:vertical-align="middle"/>
      <style:paragraph-properties fo:text-align="center"/>
      <style:text-properties fo:color="#000080" fo:font-weight="bold"/>
    </style:style>
    <style:style style:name="ce6" style:family="table-cell" style:parent-style-name="Default">
      <style:table-cell-properties fo:background-color="#339966" style:text-align-source="fix" style:repeat-content="false" CellBackColor="3381606" style:vertical-align="middle"/>
      <style:paragraph-properties fo:text-align="center"/>
      <style:text-properties fo:color="#000080" fo:font-weight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_20" table:style-name="ta1">
        <table:table-column table:style-name="co1" table:default-cell-style-name="ce2"/>
        <table:table-column table:style-name="co2" table:number-columns-repeated="4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column table:style-name="co5" table:default-cell-style-name="ce10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R15</text:p>
          </table:table-cell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R17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19]" office:value-type="float" office:value="18" calcext:value-type="float">
            <text:p>18</text:p>
          </table:table-cell>
          <table:table-cell office:value-type="string" calcext:value-type="string">
            <text:p>Birtley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5" table:formula="of:=-[.A18]" office:value-type="float" office:value="-17" calcext:value-type="float">
            <text:p>-17</text:p>
          </table:table-cell>
          <table:table-cell office:value-type="string" calcext:value-type="string">
            <text:p>Birtley B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  <table:table-cell table:style-name="Default" office:value-type="string" calcext:value-type="string">
            <text:p>Brandling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Away_5f_pair" table:formula="of:=-[.A3]" office:value-type="float" office:value="-2" calcext:value-type="float">
            <text:p>-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  <table:table-cell office:value-type="string" calcext:value-type="string">
            <text:p>Birtley 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formula="of:=-[.A4]" office:value-type="float" office:value="-3" calcext:value-type="float">
            <text:p>-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style-name="Default" office:value-type="string" calcext:value-type="string">
            <text:p>Corp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Default" office:value-type="string" calcext:value-type="string">
            <text:p>Eagle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style-name="Default" office:value-type="string" calcext:value-type="string">
            <text:p>Gold Medal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Default" office:value-type="string" calcext:value-type="string">
            <text:p>Saltwe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style-name="Default" office:value-type="string" calcext:value-type="string">
            <text:p>TB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Default" office:value-type="string" calcext:value-type="string">
            <text:p>Ranger/Bye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formula="of:=-[.A11]" office:value-type="float" office:value="-10" calcext:value-type="float">
            <text:p>-10</text:p>
          </table:table-cell>
          <table:table-cell table:style-name="Home_5f_pair"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office:value-type="string" calcext:value-type="string">
            <text:p>Pelaw A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Away_5f_pair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office:value-type="string" calcext:value-type="string">
            <text:p>Pelaw 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Home_5f_pair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office:value-type="string" calcext:value-type="string">
            <text:p>Sky 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Away_5f_pair"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office:value-type="string" calcext:value-type="string">
            <text:p>Sky B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Home_5f_pair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office:value-type="string" calcext:value-type="string">
            <text:p>Mallard A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style-name="Away_5f_pair"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office:value-type="string" calcext:value-type="string">
            <text:p>Mallard 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[.A5]" office:value-type="float" office:value="-4" calcext:value-type="float">
            <text:p>-4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Home_5f_pair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  <table:table-cell office:value-type="string" calcext:value-type="string">
            <text:p>Plough 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style-name="Away_5f_pair"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office:value-type="string" calcext:value-type="string">
            <text:p>Plough B</text:p>
          </table:table-cell>
        </table:table-row>
      </table:table>
      <table:table table:name="10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5"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Away_5f_pair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Home_5f_pair" table:formula="of:=[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Away_5f_pair" table:formula="of:=-[.A6]" office:value-type="float" office:value="-5" calcext:value-type="float">
            <text:p>-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-[.A7]" office:value-type="float" office:value="-6" calcext:value-type="float">
            <text:p>-6</text:p>
          </table:table-cell>
          <table:table-cell table:style-name="Home_5f_pair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Away_5f_pair"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5]" office:value-type="float" office:value="-4" calcext:value-type="float">
            <text:p>-4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Home_5f_pair" table:formula="of:=[.A11]" office:value-type="float" office:value="10" calcext:value-type="float">
            <text:p>1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style-name="Away_5f_pair" table:formula="of:=-[.A10]" office:value-type="float" office:value="-9" calcext:value-type="float">
            <text:p>-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5" table:formula="of:=-[.A2]" office:value-type="float" office:value="-1" calcext:value-type="float">
            <text:p>-1</text:p>
          </table:table-cell>
        </table:table-row>
      </table:table>
      <table:table table:name="12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5"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style-name="Away_5f_pair"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Home_5f_pair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style-name="Away_5f_pair"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Home_5f_pair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Away_5f_pair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Home_5f_pair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Away_5f_pair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style-name="Home_5f_pair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4]" office:value-type="float" office:value="-3" calcext:value-type="float">
            <text:p>-3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formula="of:=-[.A5]" office:value-type="float" office:value="-4" calcext:value-type="float">
            <text:p>-4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Away_5f_pair" table:formula="of:=-[.A13]" office:value-type="float" office:value="-12" calcext:value-type="float">
            <text:p>-12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Home_5f_pair" table:formula="of:=[.A12]" office:value-type="float" office:value="11" calcext:value-type="float">
            <text:p>11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5" table:formula="of:=-[.A2]" office:value-type="float" office:value="-1" calcext:value-type="float">
            <text:p>-1</text:p>
          </table:table-cell>
        </table:table-row>
      </table:table>
      <table:table table:name="14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3" table:default-cell-style-name="ce6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5"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Away_5f_pair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Home_5f_pair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Away_5f_pair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Home_5f_pair" table:formula="of:=[.A9]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Away_5f_pair" table:formula="of:=-[.A8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9]" office:value-type="float" office:value="-8" calcext:value-type="float">
            <text:p>-8</text:p>
          </table:table-cell>
          <table:table-cell table:style-name="Home_5f_pair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Away_5f_pair"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Home_5f_pair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style-name="Away_5f_pair"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5]" office:value-type="float" office:value="-4" calcext:value-type="float">
            <text:p>-4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Home_5f_pair" table:formula="of:=[.A15]" office:value-type="float" office:value="14" calcext:value-type="float">
            <text:p>14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style-name="Away_5f_pair" table:formula="of:=-[.A14]" office:value-type="float" office:value="-13" calcext:value-type="float">
            <text:p>-13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5" table:formula="of:=-[.A2]" office:value-type="float" office:value="-1" calcext:value-type="float">
            <text:p>-1</text:p>
          </table:table-cell>
        </table:table-row>
      </table:table>
      <table:table table:name="16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R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5"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style-name="Away_5f_pair"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Home_5f_pair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style-name="Away_5f_pair"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Home_5f_pair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style-name="Away_5f_pair"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Home_5f_pair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Away_5f_pair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Home_5f_pair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Away_5f_pair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Home_5f_pair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Away_5f_pair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style-name="Home_5f_pair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4]" office:value-type="float" office:value="-3" calcext:value-type="float">
            <text:p>-3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formula="of:=-[.A5]" office:value-type="float" office:value="-4" calcext:value-type="float">
            <text:p>-4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Away_5f_pair" table:formula="of:=-[.A17]" office:value-type="float" office:value="-16" calcext:value-type="float">
            <text:p>-16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Home_5f_pair" table:formula="of:=[.A16]" office:value-type="float" office:value="15" calcext:value-type="float">
            <text:p>15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5" table:formula="of:=-[.A2]" office:value-type="float" office:value="-1" calcext:value-type="float">
            <text:p>-1</text:p>
          </table:table-cell>
        </table:table-row>
      </table:table>
      <table:table table:name="18" table:style-name="ta1">
        <table:table-column table:style-name="co1" table:default-cell-style-name="ce2"/>
        <table:table-column table:style-name="co2" table:number-columns-repeated="4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column table:style-name="co5" table:default-cell-style-name="ce10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R15</text:p>
          </table:table-cell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R17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style-name="Home"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1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Home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5" table:formula="of:=-[.A18]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style-name="Home_5f_pair"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Away" table:formula="of:=-[.A3]" office:value-type="float" office:value="-2" calcext:value-type="float">
            <text:p>-2</text:p>
          </table:table-cell>
          <table:table-cell table:style-name="Away" table:formula="of:=-[.A2]" office:value-type="float" office:value="-1" calcext:value-type="float">
            <text:p>-1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Away" table:formula="of:=-[.A9]" office:value-type="float" office:value="-8" calcext:value-type="float">
            <text:p>-8</text:p>
          </table:table-cell>
          <table:table-cell table:style-name="Home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Away_5f_pair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formula="of:=-[.A4]" office:value-type="float" office:value="-3" calcext:value-type="float">
            <text:p>-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Home_5f_pair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Away_5f_pair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Default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Home_5f_pair"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style-name="Default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Away_5f_pair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Home_5f_pair" table:formula="of:=[.A11]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Away_5f_pair" table:formula="of:=-[.A10]" office:value-type="float" office:value="-9" calcext:value-type="float">
            <text:p>-9</text:p>
          </table:table-cell>
          <table:table-cell table:style-name="Default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formula="of:=-[.A11]" office:value-type="float" office:value="-10" calcext:value-type="float">
            <text:p>-10</text:p>
          </table:table-cell>
          <table:table-cell table:style-name="Home_5f_pair"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Away_5f_pair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Home_5f_pair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Away_5f_pair"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Home_5f_pair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style-name="Away_5f_pair"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[.A5]" office:value-type="float" office:value="-4" calcext:value-type="float">
            <text:p>-4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Home_5f_pair" table:formula="of:=[.A19]" office:value-type="float" office:value="18" calcext:value-type="float">
            <text:p>18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style-name="Away_5f_pair" table:formula="of:=-[.A18]" office:value-type="float" office:value="-17" calcext:value-type="float">
            <text:p>-17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/>
        </table:table-row>
      </table:table>
      <table:table table:name="20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column table:style-name="co3" table:default-cell-style-name="ce5"/>
        <table:table-column table:style-name="co3" table:default-cell-style-name="ce6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R15</text:p>
          </table:table-cell>
          <table:table-cell table:style-name="ce1" office:value-type="string" calcext:value-type="string">
            <text:p>R16</text:p>
          </table:table-cell>
          <table:table-cell table:style-name="ce1" office:value-type="string" calcext:value-type="string">
            <text:p>R17</text:p>
          </table:table-cell>
          <table:table-cell table:style-name="ce1" office:value-type="string" calcext:value-type="string">
            <text:p>R18</text:p>
          </table:table-cell>
          <table:table-cell table:style-name="ce1" office:value-type="string" calcext:value-type="string">
            <text:p>R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Home_5f_pair" table:formula="of:=[.A3]" office:value-type="float" office:value="2" calcext:value-type="float">
            <text:p>2</text:p>
          </table:table-cell>
          <table:table-cell table:formula="of:=-[.A4]" office:value-type="float" office:value="-3" calcext:value-type="float">
            <text:p>-3</text:p>
          </table:table-cell>
          <table:table-cell table:formula="of:=[.A5]" office:value-type="float" office:value="4" calcext:value-type="float">
            <text:p>4</text:p>
          </table:table-cell>
          <table:table-cell table:formula="of:=-[.A6]" office:value-type="float" office:value="-5" calcext:value-type="float">
            <text:p>-5</text:p>
          </table:table-cell>
          <table:table-cell table:formula="of:=[.A7]" office:value-type="float" office:value="6" calcext:value-type="float">
            <text:p>6</text:p>
          </table:table-cell>
          <table:table-cell table:formula="of:=-[.A8]" office:value-type="float" office:value="-7" calcext:value-type="float">
            <text:p>-7</text:p>
          </table:table-cell>
          <table:table-cell table:formula="of:=[.A9]" office:value-type="float" office:value="8" calcext:value-type="float">
            <text:p>8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19]" office:value-type="float" office:value="18" calcext:value-type="float">
            <text:p>18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Away_5f_pair" table:formula="of:=-[.A2]" office:value-type="float" office:value="-1" calcext:value-type="float">
            <text:p>-1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5"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ce5" table:formula="of:=-[.A20]" office:value-type="float" office:value="-19" calcext:value-type="float">
            <text:p>-1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-[.A21]" office:value-type="float" office:value="-20" calcext:value-type="float">
            <text:p>-20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style-name="Away_5f_pair"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formula="of:=[.A19]"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21]" office:value-type="float" office:value="-20" calcext:value-type="float">
            <text:p>-20</text:p>
          </table:table-cell>
          <table:table-cell table:style-name="Home_5f_pair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5" table:formula="of:=-[.A18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style-name="Away_5f_pair"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Home_5f_pair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21]" office:value-type="float" office:value="-20" calcext:value-type="float">
            <text:p>-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style-name="Away_5f_pair"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21]" office:value-type="float" office:value="-20" calcext:value-type="float">
            <text:p>-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Home_5f_pair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style-name="Away_5f_pair"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Home_5f_pair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Away_5f_pair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21]" office:value-type="float" office:value="-20" calcext:value-type="float">
            <text:p>-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Home_5f_pair"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21]" office:value-type="float" office:value="-20" calcext:value-type="float">
            <text:p>-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Away_5f_pair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style-name="Home_5f_pair"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5"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Away_5f_pair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21]" office:value-type="float" office:value="-20" calcext:value-type="float">
            <text:p>-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style-name="Home_5f_pair"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5" table:formula="of:=-[.A21]" office:value-type="float" office:value="-20" calcext:value-type="float">
            <text:p>-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[.A7]" office:value-type="float" office:value="-6" calcext:value-type="float">
            <text:p>-6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5" table:formula="of:=-[.A11]" office:value-type="float" office:value="-10" calcext:value-type="float">
            <text:p>-10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5" table:formula="of:=-[.A15]" office:value-type="float" office:value="-14" calcext:value-type="float">
            <text:p>-14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Away_5f_pair" table:formula="of:=-[.A19]" office:value-type="float" office:value="-18" calcext:value-type="float">
            <text:p>-18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5" table:formula="of:=-[.A8]" office:value-type="float" office:value="-7" calcext:value-type="float">
            <text:p>-7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5" table:formula="of:=-[.A12]" office:value-type="float" office:value="-11" calcext:value-type="float">
            <text:p>-11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5" table:formula="of:=-[.A16]" office:value-type="float" office:value="-15" calcext:value-type="float">
            <text:p>-15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formula="of:=-[.A8]" office:value-type="float" office:value="-7" calcext:value-type="float">
            <text:p>-7</text:p>
          </table:table-cell>
          <table:table-cell table:formula="of:=[.A10]" office:value-type="float" office:value="9" calcext:value-type="float">
            <text:p>9</text:p>
          </table:table-cell>
          <table:table-cell table:formula="of:=-[.A12]" office:value-type="float" office:value="-11" calcext:value-type="float">
            <text:p>-11</text:p>
          </table:table-cell>
          <table:table-cell table:formula="of:=[.A14]" office:value-type="float" office:value="13" calcext:value-type="float">
            <text:p>13</text:p>
          </table:table-cell>
          <table:table-cell table:formula="of:=-[.A16]" office:value-type="float" office:value="-15" calcext:value-type="float">
            <text:p>-15</text:p>
          </table:table-cell>
          <table:table-cell table:style-name="Home_5f_pair" table:formula="of:=[.A18]" office:value-type="float" office:value="17" calcext:value-type="float">
            <text:p>17</text:p>
          </table:table-cell>
          <table:table-cell table:formula="of:=-[.A20]" office:value-type="float" office:value="-19" calcext:value-type="float">
            <text:p>-19</text:p>
          </table:table-cell>
          <table:table-cell table:formula="of:=[.A3]" office:value-type="float" office:value="2" calcext:value-type="float">
            <text:p>2</text:p>
          </table:table-cell>
          <table:table-cell table:formula="of:=-[.A5]" office:value-type="float" office:value="-4" calcext:value-type="float">
            <text:p>-4</text:p>
          </table:table-cell>
          <table:table-cell table:formula="of:=[.A7]" office:value-type="float" office:value="6" calcext:value-type="float">
            <text:p>6</text:p>
          </table:table-cell>
          <table:table-cell table:formula="of:=-[.A9]" office:value-type="float" office:value="-8" calcext:value-type="float">
            <text:p>-8</text:p>
          </table:table-cell>
          <table:table-cell table:formula="of:=[.A11]" office:value-type="float" office:value="10" calcext:value-type="float">
            <text:p>10</text:p>
          </table:table-cell>
          <table:table-cell table:formula="of:=-[.A13]" office:value-type="float" office:value="-12" calcext:value-type="float">
            <text:p>-12</text:p>
          </table:table-cell>
          <table:table-cell table:formula="of:=[.A15]" office:value-type="float" office:value="14" calcext:value-type="float">
            <text:p>14</text:p>
          </table:table-cell>
          <table:table-cell table:formula="of:=-[.A17]" office:value-type="float" office:value="-16" calcext:value-type="float">
            <text:p>-16</text:p>
          </table:table-cell>
          <table:table-cell table:style-name="ce5" table:formula="of:=-[.A2]" office:value-type="float" office:value="-1" calcext:value-type="float">
            <text:p>-1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5" table:formula="of:=-[.A4]" office:value-type="float" office:value="-3" calcext:value-type="float">
            <text:p>-3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formula="of:=-[.A5]" office:value-type="float" office:value="-4" calcext:value-type="float">
            <text:p>-4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5" table:formula="of:=-[.A9]" office:value-type="float" office:value="-8" calcext:value-type="float">
            <text:p>-8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5" table:formula="of:=-[.A13]" office:value-type="float" office:value="-12" calcext:value-type="float">
            <text:p>-12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5" table:formula="of:=-[.A17]" office:value-type="float" office:value="-16" calcext:value-type="float">
            <text:p>-16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Away_5f_pair" table:formula="of:=-[.A21]" office:value-type="float" office:value="-20" calcext:value-type="float">
            <text:p>-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5" table:formula="of:=-[.A6]" office:value-type="float" office:value="-5" calcext:value-type="float">
            <text:p>-5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5" table:formula="of:=-[.A10]" office:value-type="float" office:value="-9" calcext:value-type="float">
            <text:p>-9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5" table:formula="of:=-[.A14]" office:value-type="float" office:value="-13" calcext:value-type="float">
            <text:p>-13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5" table:formula="of:=-[.A18]" office:value-type="float" office:value="-17" calcext:value-type="float">
            <text:p>-17</text:p>
          </table:table-cell>
          <table:table-cell table:style-name="ce6" table:formula="of:=[.A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formula="of:=-[.A6]" office:value-type="float" office:value="-5" calcext:value-type="float">
            <text:p>-5</text:p>
          </table:table-cell>
          <table:table-cell table:formula="of:=[.A8]" office:value-type="float" office:value="7" calcext:value-type="float">
            <text:p>7</text:p>
          </table:table-cell>
          <table:table-cell table:formula="of:=-[.A10]" office:value-type="float" office:value="-9" calcext:value-type="float">
            <text:p>-9</text:p>
          </table:table-cell>
          <table:table-cell table:formula="of:=[.A12]" office:value-type="float" office:value="11" calcext:value-type="float">
            <text:p>11</text:p>
          </table:table-cell>
          <table:table-cell table:formula="of:=-[.A14]" office:value-type="float" office:value="-13" calcext:value-type="float">
            <text:p>-13</text:p>
          </table:table-cell>
          <table:table-cell table:formula="of:=[.A16]" office:value-type="float" office:value="15" calcext:value-type="float">
            <text:p>15</text:p>
          </table:table-cell>
          <table:table-cell table:formula="of:=-[.A18]" office:value-type="float" office:value="-17" calcext:value-type="float">
            <text:p>-17</text:p>
          </table:table-cell>
          <table:table-cell table:style-name="Home_5f_pair" table:formula="of:=[.A20]" office:value-type="float" office:value="19" calcext:value-type="float">
            <text:p>19</text:p>
          </table:table-cell>
          <table:table-cell table:formula="of:=-[.A3]" office:value-type="float" office:value="-2" calcext:value-type="float">
            <text:p>-2</text:p>
          </table:table-cell>
          <table:table-cell table:formula="of:=[.A5]" office:value-type="float" office:value="4" calcext:value-type="float">
            <text:p>4</text:p>
          </table:table-cell>
          <table:table-cell table:formula="of:=-[.A7]" office:value-type="float" office:value="-6" calcext:value-type="float">
            <text:p>-6</text:p>
          </table:table-cell>
          <table:table-cell table:formula="of:=[.A9]" office:value-type="float" office:value="8" calcext:value-type="float">
            <text:p>8</text:p>
          </table:table-cell>
          <table:table-cell table:formula="of:=-[.A11]" office:value-type="float" office:value="-10" calcext:value-type="float">
            <text:p>-10</text:p>
          </table:table-cell>
          <table:table-cell table:formula="of:=[.A13]" office:value-type="float" office:value="12" calcext:value-type="float">
            <text:p>12</text:p>
          </table:table-cell>
          <table:table-cell table:formula="of:=-[.A15]" office:value-type="float" office:value="-14" calcext:value-type="float">
            <text:p>-14</text:p>
          </table:table-cell>
          <table:table-cell table:formula="of:=[.A17]" office:value-type="float" office:value="16" calcext:value-type="float">
            <text:p>16</text:p>
          </table:table-cell>
          <table:table-cell table:formula="of:=-[.A19]" office:value-type="float" office:value="-18" calcext:value-type="float">
            <text:p>-18</text:p>
          </table:table-cell>
          <table:table-cell table:style-name="ce5" table:formula="of:=-[.A2]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ome_5f_pair" style:display-name="Home_pair" style:family="table-cell" style:parent-style-name="Default">
      <style:table-cell-properties fo:background-color="#55ffaa" style:diagonal-bl-tr="none" style:diagonal-tl-br="none" style:text-align-source="fix" style:repeat-content="false" fo:border="1.3pt solid #ffff00" CellBackColor="3381606" style:vertical-align="middle"/>
      <style:paragraph-properties fo:text-align="center"/>
      <style:text-properties fo:color="#ffffff" fo:font-weight="bold"/>
    </style:style>
    <style:style style:name="Away_5f_pair" style:display-name="Away_pair" style:family="table-cell" style:parent-style-name="Default">
      <style:table-cell-properties fo:background-color="#aa8866" style:diagonal-bl-tr="none" style:diagonal-tl-br="none" style:text-align-source="fix" style:repeat-content="false" fo:border="1.05pt solid #ffff00" CellBackColor="16764057" style:vertical-align="middle" loext:vertical-justify="auto"/>
      <style:paragraph-properties fo:text-align="center" css3t:text-justify="auto"/>
      <style:text-properties fo:color="#ffffff" fo:font-weight="bold"/>
    </style:style>
    <style:style style:name="Away" style:family="table-cell" style:parent-style-name="Default">
      <style:table-cell-properties fo:background-color="#ffcc99" style:text-align-source="fix" style:repeat-content="false" CellBackColor="16764057" style:vertical-align="middle"/>
      <style:paragraph-properties fo:text-align="center"/>
      <style:text-properties fo:color="#000080" fo:font-weight="bold"/>
    </style:style>
    <style:style style:name="Home" style:family="table-cell" style:parent-style-name="Default">
      <style:table-cell-properties fo:background-color="#339966" style:text-align-source="fix" style:repeat-content="false" CellBackColor="3381606" style:vertical-align="middle"/>
      <style:paragraph-properties fo:text-align="center"/>
      <style:text-properties fo:color="#000080" fo:font-weight="bol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140%" style:writing-mode="lr-tb" style:print="charts drawings grid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1:03:47.542820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41:05.490894445</meta:creation-date>
    <dc:date>2019-08-15T13:11:02.700873668</dc:date>
    <meta:editing-duration>PT3H54M14S</meta:editing-duration>
    <meta:editing-cycles>5</meta:editing-cycles>
    <meta:generator>LibreOffice/6.2.5.2$Linux_X86_64 LibreOffice_project/20$Build-2</meta:generator>
    <meta:print-date>2019-08-15T11:05:38.190272010</meta:print-date>
    <meta:document-statistic meta:table-count="7" meta:cell-count="1870" meta:object-count="0"/>
  </office:meta>
</office:document-meta>
</file>